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00d" officeooo:paragraph-rsid="0001600d"/>
    </style:style>
    <style:style style:name="P2" style:family="paragraph" style:parent-style-name="Standard">
      <style:text-properties officeooo:paragraph-rsid="0001600d"/>
    </style:style>
    <style:style style:name="P3" style:family="paragraph" style:parent-style-name="Standard">
      <style:text-properties officeooo:rsid="0007b155" officeooo:paragraph-rsid="0007b155"/>
    </style:style>
    <style:style style:name="P4" style:family="paragraph" style:parent-style-name="Standard">
      <style:text-properties style:use-window-font-color="true" style:text-position="0% 100%" style:font-name="Liberation Serif" fo:font-size="12pt" fo:font-weight="normal" officeooo:rsid="000599d8" officeooo:paragraph-rsid="000599d8" fo:background-color="transparent" style:font-size-asian="12pt" style:font-size-complex="12pt"/>
    </style:style>
    <style:style style:name="P5" style:family="paragraph" style:parent-style-name="Standard">
      <style:text-properties style:text-position="0% 100%" officeooo:rsid="00098ed4" officeooo:paragraph-rsid="00098ed4"/>
    </style:style>
    <style:style style:name="P6" style:family="paragraph" style:parent-style-name="Standard">
      <style:paragraph-properties fo:break-before="page"/>
      <style:text-properties officeooo:rsid="00098ed4" officeooo:paragraph-rsid="001267c8"/>
    </style:style>
    <style:style style:name="P7" style:family="paragraph" style:parent-style-name="Standard" style:list-style-name="L1">
      <style:text-properties officeooo:paragraph-rsid="000599d8"/>
    </style:style>
    <style:style style:name="P8" style:family="paragraph" style:parent-style-name="Standard" style:list-style-name="L1">
      <style:text-properties officeooo:rsid="0001600d" officeooo:paragraph-rsid="000599d8"/>
    </style:style>
    <style:style style:name="P9" style:family="paragraph" style:parent-style-name="Standard" style:list-style-name="L1">
      <style:text-properties officeooo:rsid="00042d2d" officeooo:paragraph-rsid="000599d8"/>
    </style:style>
    <style:style style:name="P10" style:family="paragraph" style:parent-style-name="Standard" style:list-style-name="L2">
      <style:text-properties officeooo:rsid="000599d8" officeooo:paragraph-rsid="000599d8"/>
    </style:style>
    <style:style style:name="P11" style:family="paragraph" style:parent-style-name="Standard" style:list-style-name="L3">
      <style:text-properties officeooo:paragraph-rsid="0001600d"/>
    </style:style>
    <style:style style:name="P12" style:family="paragraph" style:parent-style-name="Standard" style:list-style-name="L3">
      <style:text-properties style:use-window-font-color="true" style:font-name="Liberation Serif" fo:font-size="12pt" fo:font-weight="normal" officeooo:rsid="000599d8" officeooo:paragraph-rsid="0001600d" fo:background-color="transparent" style:font-size-asian="12pt" style:font-size-complex="12pt"/>
    </style:style>
    <style:style style:name="P13" style:family="paragraph" style:parent-style-name="Standard" style:list-style-name="L3">
      <style:text-properties style:use-window-font-color="true" style:text-position="0% 100%" style:font-name="Liberation Serif" fo:font-size="12pt" fo:font-weight="normal" officeooo:rsid="000599d8" officeooo:paragraph-rsid="000599d8" fo:background-color="transparent" style:font-size-asian="12pt" style:font-size-complex="12pt"/>
    </style:style>
    <style:style style:name="P14" style:family="paragraph" style:parent-style-name="Standard" style:list-style-name="L4">
      <style:text-properties style:use-window-font-color="true" style:text-position="0% 100%" style:font-name="Liberation Serif" fo:font-size="12pt" fo:font-weight="normal" officeooo:rsid="000731d4" officeooo:paragraph-rsid="000731d4" fo:background-color="transparent" style:font-size-asian="12pt" style:font-size-complex="12pt"/>
    </style:style>
    <style:style style:name="P15" style:family="paragraph" style:parent-style-name="Standard" style:list-style-name="L4">
      <style:text-properties style:font-name="Liberation Serif" fo:font-size="12pt" officeooo:rsid="000599d8" officeooo:paragraph-rsid="000599d8" style:font-size-asian="12pt" style:font-size-complex="12pt"/>
    </style:style>
    <style:style style:name="P16" style:family="paragraph" style:parent-style-name="Standard" style:list-style-name="L4">
      <style:text-properties officeooo:rsid="0007b155" officeooo:paragraph-rsid="0007b155"/>
    </style:style>
    <style:style style:name="P17" style:family="paragraph" style:parent-style-name="Standard" style:list-style-name="L5">
      <style:text-properties officeooo:rsid="00098ed4" officeooo:paragraph-rsid="00098ed4"/>
    </style:style>
    <style:style style:name="P18" style:family="paragraph" style:parent-style-name="Standard" style:list-style-name="L6">
      <style:text-properties officeooo:rsid="00098ed4" officeooo:paragraph-rsid="00098ed4"/>
    </style:style>
    <style:style style:name="P19" style:family="paragraph" style:parent-style-name="Standard" style:list-style-name="L5">
      <style:text-properties style:text-position="0% 100%" officeooo:rsid="000cd7ea" officeooo:paragraph-rsid="000cd7ea"/>
    </style:style>
    <style:style style:name="P20" style:family="paragraph" style:parent-style-name="Standard" style:list-style-name="L7">
      <style:text-properties style:text-position="0% 100%" officeooo:rsid="000cd7ea" officeooo:paragraph-rsid="000cd7ea"/>
    </style:style>
    <style:style style:name="P21" style:family="paragraph" style:parent-style-name="Standard" style:list-style-name="L5">
      <style:text-properties style:text-position="0% 100%" officeooo:rsid="000b6a68" officeooo:paragraph-rsid="000b6a68"/>
    </style:style>
    <style:style style:name="P22" style:family="paragraph" style:parent-style-name="Standard">
      <style:text-properties style:text-position="0% 100%" officeooo:rsid="000b6a68" officeooo:paragraph-rsid="001267c8"/>
    </style:style>
    <style:style style:name="P23" style:family="paragraph" style:parent-style-name="Standard" style:list-style-name="L6">
      <style:text-properties style:text-position="0% 100%" officeooo:rsid="00098ed4" officeooo:paragraph-rsid="00098ed4"/>
    </style:style>
    <style:style style:name="P24" style:family="paragraph" style:parent-style-name="Standard" style:list-style-name="L6">
      <style:text-properties style:text-position="0% 100%" officeooo:rsid="001267c8" officeooo:paragraph-rsid="001267c8"/>
    </style:style>
    <style:style style:name="P25" style:family="paragraph" style:parent-style-name="Standard" style:list-style-name="L7">
      <style:text-properties style:text-position="0% 100%" officeooo:rsid="000f39d7" officeooo:paragraph-rsid="000f39d7"/>
    </style:style>
    <style:style style:name="P26" style:family="paragraph" style:parent-style-name="Standard" style:list-style-name="L6">
      <style:text-properties officeooo:rsid="000cd7ea" officeooo:paragraph-rsid="000cd7ea"/>
    </style:style>
    <style:style style:name="T1" style:family="text">
      <style:text-properties officeooo:rsid="0001600d"/>
    </style:style>
    <style:style style:name="T2" style:family="text">
      <style:text-properties officeooo:rsid="00024b1b"/>
    </style:style>
    <style:style style:name="T3" style:family="text">
      <style:text-properties officeooo:rsid="00042d2d"/>
    </style:style>
    <style:style style:name="T4" style:family="text">
      <style:text-properties officeooo:rsid="0005107a"/>
    </style:style>
    <style:style style:name="T5" style:family="text">
      <style:text-properties style:use-window-font-color="true" style:font-name="Liberation Serif" fo:font-size="12pt" fo:font-weight="normal" officeooo:rsid="000599d8" fo:background-color="transparent" loext:char-shading-value="0" style:font-size-asian="12pt" style:font-size-complex="12pt"/>
    </style:style>
    <style:style style:name="T6" style:family="text">
      <style:text-properties style:use-window-font-color="true" style:text-position="super 58%" style:font-name="Liberation Serif" fo:font-size="12pt" fo:font-weight="normal" officeooo:rsid="000599d8" fo:background-color="transparent" loext:char-shading-value="0" style:font-size-asian="12pt" style:font-size-complex="12pt"/>
    </style:style>
    <style:style style:name="T7" style:family="text">
      <style:text-properties style:use-window-font-color="true" style:text-position="0% 100%" fo:font-weight="normal" fo:background-color="transparent" loext:char-shading-value="0"/>
    </style:style>
    <style:style style:name="T8" style:family="text">
      <style:text-properties style:use-window-font-color="true" style:text-position="0% 100%" fo:font-weight="normal" officeooo:rsid="000731d4" fo:background-color="transparent" loext:char-shading-value="0"/>
    </style:style>
    <style:style style:name="T9" style:family="text">
      <style:text-properties style:use-window-font-color="true" style:text-position="0% 100%" style:font-name="Liberation Serif" fo:font-size="12pt" fo:font-weight="normal" officeooo:rsid="000599d8" fo:background-color="transparent" loext:char-shading-value="0" style:font-size-asian="12pt" style:font-size-complex="12pt"/>
    </style:style>
    <style:style style:name="T10" style:family="text">
      <style:text-properties style:use-window-font-color="true" style:text-position="0% 100%" style:font-name="Liberation Serif1" fo:font-weight="normal" officeooo:rsid="000731d4" fo:background-color="transparent" loext:char-shading-value="0"/>
    </style:style>
    <style:style style:name="T11" style:family="text">
      <style:text-properties style:use-window-font-color="true" style:text-position="sub 58%" fo:font-weight="normal" fo:background-color="transparent" loext:char-shading-value="0"/>
    </style:style>
    <style:style style:name="T12" style:family="text">
      <style:text-properties style:use-window-font-color="true" style:text-position="sub 58%" fo:font-weight="normal" officeooo:rsid="000731d4" fo:background-color="transparent" loext:char-shading-value="0"/>
    </style:style>
    <style:style style:name="T13" style:family="text">
      <style:text-properties style:text-position="0% 100%"/>
    </style:style>
    <style:style style:name="T14" style:family="text">
      <style:text-properties style:text-position="0% 100%" officeooo:rsid="000b6a68"/>
    </style:style>
    <style:style style:name="T15" style:family="text">
      <style:text-properties style:text-position="0% 100%" officeooo:rsid="000cd7ea"/>
    </style:style>
    <style:style style:name="T16" style:family="text">
      <style:text-properties style:text-position="sub 58%"/>
    </style:style>
    <style:style style:name="T17" style:family="text">
      <style:text-properties officeooo:rsid="00109921"/>
    </style:style>
    <style:style style:name="T18" style:family="text">
      <style:text-properties officeooo:rsid="0012f86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ài 1</text:p>
      <text:p text:style-name="P1"><text:tab/>1.1.</text:p>
      <text:list xml:id="list3059187606" text:style-name="L1">
        <text:list-item>
          <text:p text:style-name="P8">Sử dụng thuật toán DFS ta có thể tìm đường đi từ A đến B trong đồ thị có hướng G = (V, E).</text:p>
        </text:list-item>
        <text:list-item>
          <text:p text:style-name="P7"><text:span text:style-name="T1">Độ phức tạp O(V + E) trong đó V là </text:span><text:span text:style-name="T2">tập</text:span><text:span text:style-name="T1"> đỉnh, E là </text:span><text:span text:style-name="T2">tập</text:span><text:span text:style-name="T1"> cạnh.</text:span></text:p>
        </text:list-item>
        <text:list-item>
          <text:p text:style-name="P9">Cách thức truy vết: <text:tab/>trace[v] = u nếu ta đi từ u đến v</text:p>
        </text:list-item>
      </text:list>
      <text:p text:style-name="P2"><text:tab/><text:tab/><text:tab/><text:tab/><text:tab/><text:span text:style-name="T3">trace[u] = -1 nếu ta bắt đầu từ u</text:span></text:p>
      <text:list xml:id="list1214464194" text:style-name="L2">
        <text:list-item>
          <text:p text:style-name="P10">Xem code ở file bai1.1.py</text:p>
        </text:list-item>
      </text:list>
      <text:p text:style-name="P2"><text:tab/></text:p>
      <text:p text:style-name="P2"><text:tab/><text:span text:style-name="T4">1.3.</text:span></text:p>
      <text:list xml:id="list3816268365" text:style-name="L3">
        <text:list-item>
          <text:p text:style-name="P12">Ở mỗi vị trí sẽ có 2 trạng thái 0/1, mỗi trạng thái sinh ra 1 số nhị phân. Trên mỗi trạng thái được <text:tab/>sinh ra ta lại tiếp tục thay đổi từng vị trí để tạo trạng thái mới cho đến khi không tạo được nữa <text:tab/>thì quay lại.</text:p>
        </text:list-item>
        <text:list-item>
          <text:p text:style-name="P11"><text:span text:style-name="T5">Độ phức tạp O(2</text:span><text:span text:style-name="T6">n</text:span><text:span text:style-name="T9">)</text:span></text:p>
        </text:list-item>
        <text:list-item>
          <text:p text:style-name="P13">Xem code ở file bai1.3.py</text:p>
        </text:list-item>
      </text:list>
      <text:p text:style-name="P4">Bài 2</text:p>
      <text:p text:style-name="P4"><text:tab/>2.1</text:p>
      <text:list xml:id="list2878432503" text:style-name="L4">
        <text:list-item>
          <text:p text:style-name="P15"><text:span text:style-name="T7">Nhận thấy với dãy hoán vị của A1 .. An, các thành phần A</text:span><text:span text:style-name="T11">i </text:span><text:span text:style-name="T7">sẽ lần lượt đứng ở vị trí đầu tiên và phía sau là dãy hoán vị của các số còn lại. <text:line-break/>→ pre</text:span><text:span text:style-name="T8">m</text:span><text:span text:style-name="T7">utation(A) = </text:span><text:span text:style-name="T10">Σ(A</text:span><text:span text:style-name="T12">i</text:span><text:span text:style-name="T8"> + premutation(A\{A</text:span><text:span text:style-name="T12">i</text:span><text:span text:style-name="T8">}) </text:span></text:p>
        </text:list-item>
        <text:list-item>
          <text:p text:style-name="P14">Độ phức tạp O(N!)</text:p>
        </text:list-item>
        <text:list-item>
          <text:p text:style-name="P16">Xem code ở file bai2.1.py</text:p>
        </text:list-item>
      </text:list>
      <text:p text:style-name="P3"><text:tab/>2.4</text:p>
      <text:list xml:id="list105104038" text:style-name="L5">
        <text:list-item>
          <text:p text:style-name="P17">Nếu dãy X<text:span text:style-name="T16">1</text:span><text:span text:style-name="T13"> X</text:span><text:span text:style-name="T16">2</text:span><text:span text:style-name="T13"> .. X</text:span><text:span text:style-name="T16">n</text:span><text:span text:style-name="T13"> thoả mãn 2 đoạn con bất kỳ liền nhau đều khác nhau, thì trong <text:s/>4 ký tự liên tiếp bất kỳ bao giờ cũng phải có 1 ký tự “C”. Như vậy với một dãy gồm k ký tự liên tiếp của dãy X thì số ký tự C trong dãy con đó bắt buộc phải &gt;= k/4.<text:line-break/>Tại bước thử chọn Xi, nếu ta đã có Ti ký tự “C” trong đoạn đã chọn từ X1 đến Xi, thì cho dù các bước đệ quy tiếp sau làm tốt như thế nào đi nữa, số ký tự “C” sẽ phải chọn thêm &gt;= (</text:span><text:span text:style-name="T15">N</text:span><text:span text:style-name="T13">-i)/4 → loại bỏ nhánh này.</text:span></text:p>
        </text:list-item>
        <text:list-item>
          <text:p text:style-name="P19">Với N =100, chỉ mất khoảng 3 giây cho kết quả là xâu 27 ký tự “C”. Nếu không có đánh giá nhánh cận thì thời gian có thể nên hàng giờ.</text:p>
        </text:list-item>
        <text:list-item>
          <text:p text:style-name="P21">Xem code ở file bai2.4.py</text:p>
        </text:list-item>
      </text:list>
      <text:p text:style-name="P5">Bài 3</text:p>
      <text:p text:style-name="P5"><text:tab/>3.1 : Backtracking : Quay lui</text:p>
      <text:list xml:id="list1747193651" text:style-name="L6">
        <text:list-item>
          <text:p text:style-name="P23">Bài toán: Cho 1 mảng a nxm phần tử. Biết rằng trên mỗi ô có biểu thị các số nguyên. Nếu a[i][j] &gt; 0 thì ô được phép đi qua, &lt; 0 ô bị chặn, = 0 tại điểm 1, 1 hoặc n, m. Bạn chỉ được đi sang phải hoặc đi xuống dưới 1 ô so với ô hiện tại<text:line-break/>Yêu cầu: Tìm 1 đường đi bất kỳ từ ô 1, 1 đến n, m thoả mãn.</text:p>
        </text:list-item>
        <text:list-item>
          <text:p text:style-name="P23">Các làm: Ở 1 đỉnh i, j ta có 2 lựa chọn đi xuống i+1, j hoặc đi sang I, j+1. Ta đến thử từng ô kề để xem có thể đi trực tiếp từ ô hiện tại sang không, nếu không thể thì quay lại.</text:p>
        </text:list-item>
        <text:list-item>
          <text:p text:style-name="P18"><text:span text:style-name="T13">Độ phức tạp O(2^</text:span><text:span text:style-name="T14">(n+m)</text:span></text:p>
        </text:list-item>
        <text:list-item>
          <text:p text:style-name="P26"><text:span text:style-name="T14">X</text:span><text:span text:style-name="T13">em code ở file bai3.1.py</text:span></text:p>
        </text:list-item>
        <text:list-item>
          <text:p text:style-name="P24">Upgrade: <text:s/>Nếu xét ngược lại bài toán, để tới ô a[i][j] chỉ có thể đi được từ 1 trong 2 ô a[i-1][j] hoặc a[i][j-1]. Ta hoàn toàn có thể xét tại ô a[i][j] có đường đi từ a[1][1] tới hay không nếu đã biết 2 ô kề có đường đi từ a[1][1] tới hay không.<text:line-break/>Độ phức tạp giảm xuống chỉ còn O(n*m)</text:p>
        </text:list-item>
      </text:list>
      <text:p text:style-name="P22"><text:tab/></text:p>
      <text:p text:style-name="P6"><text:span text:style-name="T14"><text:tab/></text:span><text:span text:style-name="T15">3.2 : Branch and Bound : Nhánh cận</text:span></text:p>
      <text:list xml:id="list137019261" text:style-name="L7">
        <text:list-item>
          <text:p text:style-name="P20">Bài toán: Có thể định nghĩa khái niệ<text:span text:style-name="T18">m</text:span> dãy ngoặc đúng dưới dạng đệ quy như sau<text:line-break/> 1. () là dãy ngoặc đúng<text:line-break/> 2. C là dãy ngoặc đúng nếu C = (A) hay C = AB với A, B là các dãy ngoặc đúng.<text:line-break/> Ví dụ dãy ngoặc đúng : (), (()), ()(), (())()<text:line-break/> Ví dụ dãy ngoặc sai: )(, ((, ()((, )()(<text:line-break/> Cho với n chẵn, in ra các dãy ngoặc đúng có chiều dài n. Tính số lượng.</text:p>
        </text:list-item>
        <text:list-item>
          <text:p text:style-name="P20">Các<text:span text:style-name="T17">h</text:span> làm: Ta sẽ sinh ‘(‘ trước. Với mỗi lần sinh ‘(‘ ta có thể tính được số lượng ‘)’ cần phải sinh và số lượng ô còn lại.</text:p>
        </text:list-item>
        <text:list-item>
          <text:p text:style-name="P25">Với thuật toán vét cạn thông thường, độ phức tạp là O(2^n). Với nhánh cận, ta giảm được đáng kể thời gian thao tác trên các nhánh không đem lại kết quả, vậy nên thời gian tính toán cũng được giảm đi ( với n = 18, giảm từ 2s xuống 0.3s )</text:p>
        </text:list-item>
        <text:list-item>
          <text:p text:style-name="P20">Xem code ở file bai3.2.py</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4-29T23:01:50.255000000</dc:date>
    <meta:editing-duration>PT32M40S</meta:editing-duration>
    <meta:editing-cycles>12</meta:editing-cycles>
    <meta:document-statistic meta:table-count="0" meta:image-count="0" meta:object-count="0" meta:page-count="2" meta:paragraph-count="34" meta:word-count="740" meta:character-count="3012" meta:non-whitespace-character-count="2301"/>
  </office:meta>
</office:document-meta>
</file>